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625in" style:use-optimal-column-width="false"/>
    </style:style>
    <style:style style:name="TableColumn3" style:family="table-column">
      <style:table-column-properties style:column-width="3.4625in" style:use-optimal-column-width="false"/>
    </style:style>
    <style:style style:name="Table1" style:family="table" style:master-page-name="MP0">
      <style:table-properties style:width="6.925in" fo:margin-left="0.0312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margin-left="0.4083in" fo:margin-right="0.0402in">
        <style:tab-stops/>
      </style:paragraph-properties>
    </style:style>
    <style:style style:name="T7" style:parent-style-name="Policepardéfaut" style:family="text">
      <style:text-properties style:font-name="Arial" fo:font-weight="bold" style:font-weight-asian="bold" fo:color="#000000" fo:font-size="11pt" style:font-size-asian="11pt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Standard" style:family="paragraph">
      <style:paragraph-properties fo:margin-left="0.4645in" fo:margin-right="0.0402in">
        <style:tab-stops/>
      </style:paragraph-properties>
    </style:style>
    <style:style style:name="T10" style:parent-style-name="Policepardéfaut" style:family="text">
      <style:text-properties style:font-name="Arial" fo:font-weight="bold" style:font-weight-asian="bold" fo:color="#000000" fo:font-size="11pt" style:font-size-asian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14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5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6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7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8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9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0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1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2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3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4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5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6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7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8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29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0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1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2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3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4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5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6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37" style:parent-style-name="Textbody" style:family="paragraph">
      <style:paragraph-properties fo:margin-bottom="0in" fo:line-height="112%" fo:margin-right="0.0402in"/>
      <style:text-properties style:font-name="Arial" fo:color="#000000" fo:font-size="11pt" style:font-size-asian="11pt"/>
    </style:style>
    <style:style style:name="P38" style:parent-style-name="Textbody" style:family="paragraph">
      <style:paragraph-properties fo:margin-left="0.4083in" fo:margin-right="0.0402in">
        <style:tab-stops/>
      </style:paragraph-properties>
    </style:style>
    <style:style style:name="P39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40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41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42" style:parent-style-name="Textbody" style:family="paragraph">
      <style:paragraph-properties fo:margin-left="0.4083in" fo:margin-right="0.0402in">
        <style:tab-stops/>
      </style:paragraph-properties>
    </style:style>
    <style:style style:name="T43" style:parent-style-name="Policepardéfaut" style:family="text">
      <style:text-properties style:font-name="Arial" fo:color="#000000" fo:font-size="11pt" style:font-size-asian="11pt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46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47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48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49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50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51" style:parent-style-name="Textbody" style:family="paragraph">
      <style:paragraph-properties fo:margin-left="0.4645in" fo:margin-right="0.0402in">
        <style:tab-stops/>
      </style:paragraph-properties>
    </style:style>
    <style:style style:name="P52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53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54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55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56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57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58" style:parent-style-name="Textbody" style:family="paragraph">
      <style:paragraph-properties fo:margin-left="0.4645in" fo:margin-right="0.0402in">
        <style:tab-stops/>
      </style:paragraph-properties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Standard" style:family="paragraph">
      <style:paragraph-properties fo:margin-left="0.4083in" fo:margin-right="0.0402in">
        <style:tab-stops/>
      </style:paragraph-properties>
    </style:style>
    <style:style style:name="T62" style:parent-style-name="Policepardéfaut" style:family="text">
      <style:text-properties style:font-name="Arial" fo:font-weight="bold" style:font-weight-asian="bold" fo:color="#000000" fo:font-size="11pt" style:font-size-asian="11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" style:parent-style-name="Standard" style:family="paragraph">
      <style:paragraph-properties fo:margin-left="0.4645in" fo:margin-right="0.0402in">
        <style:tab-stops/>
      </style:paragraph-properties>
    </style:style>
    <style:style style:name="T65" style:parent-style-name="Policepardéfaut" style:family="text">
      <style:text-properties style:font-name="Arial" fo:font-weight="bold" style:font-weight-asian="bold" fo:color="#000000" fo:font-size="11pt" style:font-size-asian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69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0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1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2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3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4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5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6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77" style:parent-style-name="Textbody" style:family="paragraph">
      <style:paragraph-properties fo:margin-left="0.4083in" fo:margin-right="0.0402in">
        <style:tab-stops/>
      </style:paragraph-properties>
    </style:style>
    <style:style style:name="P78" style:parent-style-name="Textbody" style:family="paragraph">
      <style:paragraph-properties fo:margin-left="0.4083in" fo:margin-right="0.0402in">
        <style:tab-stops/>
      </style:paragraph-properties>
    </style:style>
    <style:style style:name="P79" style:parent-style-name="Textbody" style:family="paragraph">
      <style:paragraph-properties fo:margin-left="0.4083in" fo:margin-right="0.0402in">
        <style:tab-stops/>
      </style:paragraph-properties>
    </style:style>
    <style:style style:name="P80" style:parent-style-name="Textbody" style:family="paragraph">
      <style:paragraph-properties fo:margin-left="0.4083in" fo:margin-right="0.0402in">
        <style:tab-stops/>
      </style:paragraph-properties>
    </style:style>
    <style:style style:name="P81" style:parent-style-name="Textbody" style:family="paragraph">
      <style:paragraph-properties fo:margin-left="0.4083in" fo:margin-right="0.0402in">
        <style:tab-stops/>
      </style:paragraph-properties>
    </style:style>
    <style:style style:name="P82" style:parent-style-name="Textbody" style:family="paragraph">
      <style:paragraph-properties fo:margin-left="0.4083in" fo:margin-right="0.0402in">
        <style:tab-stops/>
      </style:paragraph-properties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" style:parent-style-name="Textbody" style:family="paragraph">
      <style:paragraph-properties fo:margin-left="0.4645in" fo:margin-right="0.0402in">
        <style:tab-stops/>
      </style:paragraph-properties>
    </style:style>
    <style:style style:name="P85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86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87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88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89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90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91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92" style:parent-style-name="Textbody" style:family="paragraph">
      <style:paragraph-properties fo:margin-left="0.4645in" fo:margin-right="0.0402in">
        <style:tab-stops/>
      </style:paragraph-properties>
    </style:style>
    <style:style style:name="P93" style:parent-style-name="Textbody" style:family="paragraph">
      <style:paragraph-properties fo:margin-left="0.4645in" fo:margin-right="0.0402in">
        <style:tab-stops/>
      </style:paragraph-properties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Standard" style:family="paragraph">
      <style:paragraph-properties fo:margin-left="0.4083in" fo:margin-right="0.0402in">
        <style:tab-stops/>
      </style:paragraph-properties>
    </style:style>
    <style:style style:name="T97" style:parent-style-name="Policepardéfaut" style:family="text">
      <style:text-properties style:font-name="Arial" fo:font-weight="bold" style:font-weight-asian="bold" fo:color="#000000" fo:font-size="11pt" style:font-size-asian="11pt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" style:parent-style-name="Standard" style:family="paragraph">
      <style:paragraph-properties fo:margin-left="0.4645in" fo:margin-right="0.0402in">
        <style:tab-stops/>
      </style:paragraph-properties>
    </style:style>
    <style:style style:name="T100" style:parent-style-name="Policepardéfaut" style:family="text">
      <style:text-properties style:font-name="Arial" fo:font-weight="bold" style:font-weight-asian="bold" fo:color="#000000" fo:font-size="11pt" style:font-size-asian="11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extbody" style:family="paragraph">
      <style:paragraph-properties fo:margin-left="0.4083in" fo:margin-right="0.0402in">
        <style:tab-stops/>
      </style:paragraph-properties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106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07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08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09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10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11" style:parent-style-name="Textbody" style:family="paragraph">
      <style:paragraph-properties fo:margin-left="0.4645in" fo:margin-right="0.0402in">
        <style:tab-stops/>
      </style:paragraph-properties>
    </style:style>
    <style:style style:name="P112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113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14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15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16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17" style:parent-style-name="Textbody" style:family="paragraph">
      <style:paragraph-properties fo:margin-left="0.4645in" fo:margin-right="0.0402in">
        <style:tab-stops/>
      </style:paragraph-properties>
    </style:style>
    <style:style style:name="P118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119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20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21" style:parent-style-name="Textbody" style:family="paragraph">
      <style:paragraph-properties fo:margin-bottom="0in" fo:line-height="112%" fo:margin-left="0.4645in" fo:margin-right="0.0402in">
        <style:tab-stops/>
      </style:paragraph-properties>
      <style:text-properties style:font-name="Arial" fo:color="#000000" fo:font-size="11pt" style:font-size-asian="11pt"/>
    </style:style>
    <style:style style:name="P122" style:parent-style-name="Textbody" style:family="paragraph">
      <style:paragraph-properties fo:margin-left="0.4645in" fo:margin-right="0.0402in">
        <style:tab-stops/>
      </style:paragraph-properties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Standard" style:family="paragraph">
      <style:paragraph-properties fo:margin-left="0.4083in" fo:margin-right="0.0402in">
        <style:tab-stops/>
      </style:paragraph-properties>
    </style:style>
    <style:style style:name="T126" style:parent-style-name="Policepardéfaut" style:family="text">
      <style:text-properties style:font-name="Arial" fo:font-weight="bold" style:font-weight-asian="bold" fo:color="#000000" fo:font-size="11pt" style:font-size-asian="11pt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8" style:parent-style-name="TableContents" style:family="paragraph">
      <style:paragraph-properties fo:margin-left="0.4645in" fo:margin-right="0.0402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132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33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34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35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36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37" style:parent-style-name="Textbody" style:family="paragraph">
      <style:paragraph-properties fo:margin-left="0.4083in" fo:margin-right="0.0402in">
        <style:tab-stops/>
      </style:paragraph-properties>
    </style:style>
    <style:style style:name="P138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font-weight="bold" style:font-weight-asian="bold" fo:color="#000000" fo:font-size="11pt" style:font-size-asian="11pt"/>
    </style:style>
    <style:style style:name="P139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40" style:parent-style-name="Textbody" style:family="paragraph">
      <style:paragraph-properties fo:margin-bottom="0in" fo:line-height="112%" fo:margin-left="0.4083in" fo:margin-right="0.0402in">
        <style:tab-stops/>
      </style:paragraph-properties>
      <style:text-properties style:font-name="Arial" fo:color="#000000" fo:font-size="11pt" style:font-size-asian="11pt"/>
    </style:style>
    <style:style style:name="P141" style:parent-style-name="Textbody" style:family="paragraph">
      <style:paragraph-properties fo:margin-left="0.4083in" fo:margin-right="0.0402in">
        <style:tab-stops/>
      </style:paragraph-properties>
    </style:style>
    <style:style style:name="T142" style:parent-style-name="Policepardéfaut" style:family="text">
      <style:text-properties style:font-name="Arial" fo:color="#000000" fo:font-size="11pt" style:font-size-asian="11pt"/>
    </style:style>
    <style:style style:name="TableCell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4" style:parent-style-name="Textbody" style:family="paragraph">
      <style:paragraph-properties fo:margin-left="0.4645in" fo:margin-right="0.0402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docs-internal-guid--2640fb0-e6e5-3a55-09"/><text:bookmark-end text:name="docs-internal-guid--2640fb0-e6e5-3a55-09"/><text:span text:style-name="T7">Gestion des utilisateurs</text:span></text:p>
          </table:table-cell>
          <table:table-cell table:style-name="TableCell8">
            <text:p text:style-name="P9"><text:bookmark-start text:name="docs-internal-guid--2640fb0-e6e6-f3b2-b8"/><text:bookmark-end text:name="docs-internal-guid--2640fb0-e6e6-f3b2-b8"/><text:span text:style-name="T10">Gestion des disponibilités</text:span></text:p>
          </table:table-cell>
        </table:table-row>
        <table:table-row table:style-name="TableRow11">
          <table:table-cell table:style-name="TableCell12">
            <text:p text:style-name="P13"><text:bookmark-start text:name="docs-internal-guid--2640fb0-e6e5-0da3-72"/><text:bookmark-end text:name="docs-internal-guid--2640fb0-e6e5-0da3-72"/>Employé</text:p>
            <text:p text:style-name="P14">-noEmploye</text:p>
            <text:p text:style-name="P15">-nom</text:p>
            <text:p text:style-name="P16">-prenom</text:p>
            <text:p text:style-name="P17">-motDePasse</text:p>
            <text:p text:style-name="P18">-courriel</text:p>
            <text:p text:style-name="P19">-numeroCivique</text:p>
            <text:p text:style-name="P20">-rue</text:p>
            <text:p text:style-name="P21">-ville</text:p>
            <text:p text:style-name="P22">-province</text:p>
            <text:p text:style-name="P23">-codePostal</text:p>
            <text:p text:style-name="P24">-possesseurCle</text:p>
            <text:p text:style-name="P25">-typeEmploye</text:p>
            <text:p text:style-name="P26">-indPriorité</text:p>
            <text:p text:style-name="P27">-nbHeureMinTravail</text:p>
            <text:p text:style-name="P28">-nbHeureMaxTravail</text:p>
            <text:p text:style-name="P29">-formationVetement</text:p>
            <text:p text:style-name="P30">-formationChaussure</text:p>
            <text:p text:style-name="P31">-formationCaissier</text:p>
            <text:p text:style-name="P32">-respHoraireConflit</text:p>
            <text:p text:style-name="P33">-notifHoraire</text:p>
            <text:p text:style-name="P34">-notifRemplacement</text:p>
            <text:p text:style-name="P35">-lastIp</text:p>
            <text:p text:style-name="P36">-lastLogon</text:p>
            <text:p text:style-name="P37"/>
            <text:p text:style-name="P38"/>
            <text:p text:style-name="P39">Telephone</text:p>
            <text:p text:style-name="P40">-noTelephone</text:p>
            <text:p text:style-name="P41">-noEmploye</text:p>
            <text:p text:style-name="P42"><text:span text:style-name="T43">-description</text:span></text:p>
          </table:table-cell>
          <table:table-cell table:style-name="TableCell44">
            <text:p text:style-name="P45"><text:bookmark-start text:name="docs-internal-guid--2640fb0-e6e6-dc2f-87"/><text:bookmark-end text:name="docs-internal-guid--2640fb0-e6e6-dc2f-87"/>DisponibiliteSemaine</text:p>
            <text:p text:style-name="P46">-idDispoSemaine</text:p>
            <text:p text:style-name="P47">-noEmploye</text:p>
            <text:p text:style-name="P48">-dateDebutHoraire</text:p>
            <text:p text:style-name="P49">-nbHeureSouhaite</text:p>
            <text:p text:style-name="P50">-refIdSemaineACopier</text:p>
            <text:p text:style-name="P51"/>
            <text:p text:style-name="P52">DisponibiliteJours</text:p>
            <text:p text:style-name="P53">-idDispoJours</text:p>
            <text:p text:style-name="P54">-idDispoSemaine</text:p>
            <text:p text:style-name="P55">-jour</text:p>
            <text:p text:style-name="P56">-heureDebut</text:p>
            <text:p text:style-name="P57">-heureFin</text:p>
            <text:p text:style-name="P58"><text:line-break/></text:p>
          </table:table-cell>
        </table:table-row>
        <table:table-row table:style-name="TableRow59">
          <table:table-cell table:style-name="TableCell60">
            <text:p text:style-name="P61"><text:bookmark-start text:name="docs-internal-guid--2640fb0-e6e6-a9af-db"/><text:bookmark-end text:name="docs-internal-guid--2640fb0-e6e6-a9af-db"/><text:span text:style-name="T62">Gestion des ressources</text:span></text:p>
          </table:table-cell>
          <table:table-cell table:style-name="TableCell63">
            <text:p text:style-name="P64"><text:bookmark-start text:name="docs-internal-guid--2640fb0-e6e6-91df-56"/><text:bookmark-end text:name="docs-internal-guid--2640fb0-e6e6-91df-56"/><text:span text:style-name="T65">Gestion de l’horaire</text:span></text:p>
          </table:table-cell>
        </table:table-row>
        <table:table-row table:style-name="TableRow66">
          <table:table-cell table:style-name="TableCell67">
            <text:p text:style-name="P68"><text:bookmark-start text:name="docs-internal-guid--2640fb0-e6e6-7c59-32"/><text:bookmark-end text:name="docs-internal-guid--2640fb0-e6e6-7c59-32"/>Ressource</text:p>
            <text:p text:style-name="P69">-idBlocRessource</text:p>
            <text:p text:style-name="P70">-idHoraire</text:p>
            <text:p text:style-name="P71">-date</text:p>
            <text:p text:style-name="P72">-heureDebut</text:p>
            <text:p text:style-name="P73">-heureFin</text:p>
            <text:p text:style-name="P74">-nbEmpChaussures</text:p>
            <text:p text:style-name="P75">-nbEmpVetements</text:p>
            <text:p text:style-name="P76">-nbEmpCaissier</text:p>
            <text:p text:style-name="P77"><text:line-break/></text:p>
            <text:p text:style-name="P78"><text:bookmark-start text:name="_GoBack"/><text:bookmark-end text:name="_GoBack"/></text:p>
            <text:p text:style-name="P79"/>
            <text:p text:style-name="P80"/>
            <text:p text:style-name="P81"/>
            <text:p text:style-name="P82"/>
          </table:table-cell>
          <table:table-cell table:style-name="TableCell83">
            <text:p text:style-name="P84"><text:bookmark-start text:name="docs-internal-guid--2640fb0-e6e6-695c-3c"/><text:bookmark-end text:name="docs-internal-guid--2640fb0-e6e6-695c-3c"/></text:p>
            <text:p text:style-name="P85">PlageDeTravail</text:p>
            <text:p text:style-name="P86">-idQuartTravail</text:p>
            <text:p text:style-name="P87">-noEmploye</text:p>
            <text:p text:style-name="P88">-typeTravail</text:p>
            <text:p text:style-name="P89">-heureDebut</text:p>
            <text:p text:style-name="P90">-heureFin</text:p>
            <text:p text:style-name="P91">-remplacement</text:p>
            <text:p text:style-name="P92"><text:line-break/></text:p>
            <text:p text:style-name="P93"/>
          </table:table-cell>
        </table:table-row>
        <table:table-row table:style-name="TableRow94">
          <table:table-cell table:style-name="TableCell95">
            <text:p text:style-name="P96"><text:bookmark-start text:name="docs-internal-guid--2640fb0-e6e6-512b-a7"/><text:bookmark-end text:name="docs-internal-guid--2640fb0-e6e6-512b-a7"/><text:span text:style-name="T97">Gestion des remplacements</text:span></text:p>
          </table:table-cell>
          <table:table-cell table:style-name="TableCell98">
            <text:p text:style-name="P99"><text:bookmark-start text:name="docs-internal-guid--2640fb0-e6e6-2dec-be"/><text:bookmark-end text:name="docs-internal-guid--2640fb0-e6e6-2dec-be"/><text:span text:style-name="T100">Gestion de la formation</text:span></text:p>
          </table:table-cell>
        </table:table-row>
        <table:table-row table:style-name="TableRow101">
          <table:table-cell table:style-name="TableCell102">
            <text:p text:style-name="P103"><text:bookmark-start text:name="docs-internal-guid--2640fb0-e6e6-1ab6-c2"/><text:bookmark-end text:name="docs-internal-guid--2640fb0-e6e6-1ab6-c2"/><text:line-break/></text:p>
          </table:table-cell>
          <table:table-cell table:style-name="TableCell104">
            <text:p text:style-name="P105"><text:bookmark-start text:name="docs-internal-guid--2640fb0-e6e6-09ec-a1"/><text:bookmark-end text:name="docs-internal-guid--2640fb0-e6e6-09ec-a1"/>Fichier</text:p>
            <text:p text:style-name="P106">-noFichier</text:p>
            <text:p text:style-name="P107">-lien</text:p>
            <text:p text:style-name="P108">-description</text:p>
            <text:p text:style-name="P109">-idEmpAuteur</text:p>
            <text:p text:style-name="P110">-idDossier</text:p>
            <text:p text:style-name="P111"/>
            <text:p text:style-name="P112">FichierLu</text:p>
            <text:p text:style-name="P113">-idConnexion</text:p>
            <text:p text:style-name="P114">-date</text:p>
            <text:p text:style-name="P115">-noFichier</text:p>
            <text:p text:style-name="P116">-noEmploye</text:p>
            <text:p text:style-name="P117"/>
            <text:p text:style-name="P118">Dossier</text:p>
            <text:p text:style-name="P119">-idDossier</text:p>
            <text:p text:style-name="P120">-Nom</text:p>
            <text:p text:style-name="P121">-DossierParent</text:p>
            <text:p text:style-name="P122"><text:line-break/></text:p>
          </table:table-cell>
        </table:table-row>
        <table:table-row table:style-name="TableRow123">
          <table:table-cell table:style-name="TableCell124">
            <text:p text:style-name="P125"><text:bookmark-start text:name="docs-internal-guid--2640fb0-e6e7-ed8f-16"/><text:bookmark-end text:name="docs-internal-guid--2640fb0-e6e7-ed8f-16"/><text:span text:style-name="T126">Gestion des messages</text:span>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bookmark-start text:name="docs-internal-guid--2640fb0-e6e7-d0c7-48"/><text:bookmark-end text:name="docs-internal-guid--2640fb0-e6e7-d0c7-48"/>Article</text:p>
            <text:p text:style-name="P132">-idArticle</text:p>
            <text:p text:style-name="P133">-titre</text:p>
            <text:p text:style-name="P134">-date</text:p>
            <text:p text:style-name="P135">-message</text:p>
            <text:p text:style-name="P136">-noEmpAuteur</text:p>
            <text:p text:style-name="P137"/>
            <text:p text:style-name="P138">ArticleLu</text:p>
            <text:p text:style-name="P139">-idArticle</text:p>
            <text:p text:style-name="P140">-noEmploye</text:p>
            <text:p text:style-name="P141"><text:span text:style-name="T142">-dateLecture</text:span></text:p>
          </table:table-cell>
          <table:table-cell table:style-name="TableCell143">
            <text:p text:style-name="P144"><text:lin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arles</meta:initial-creator>
    <dc:creator>Charles</dc:creator>
    <meta:creation-date>2013-10-23T15:55:00Z</meta:creation-date>
    <dc:date>2013-10-31T14:06:00Z</dc:date>
    <meta:template xlink:href="Normal.dotm" xlink:type="simple"/>
    <meta:editing-cycles>3</meta:editing-cycles>
    <meta:editing-duration>PT420S</meta:editing-duration>
    <meta:document-statistic meta:page-count="1" meta:paragraph-count="2" meta:word-count="184" meta:character-count="1196" meta:row-count="8" meta:non-whitespace-character-count="1014"/>
  </office:meta>
</office:document-meta>
</file>